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2.6043in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eading 2</text:h>
      <text:p text:style-name="P1">This is normal text</text:p>
      <text:p text:style-name="P2">This is bold</text:p>
      <text:p text:style-name="P2">Ge 1:1</text:p>
      <text:p text:style-name="P3">This is italic </text:p>
      <text:h text:style-name="Heading_20_1" text:outline-level="1">Heading 1</text:h>
      <text:p text:style-name="P1">This is normal text</text:p>
      <text:p text:style-name="P2">This is bold</text:p>
      <text:p text:style-name="P3">This is italic </text:p>
      <text:h text:style-name="Heading_20_2" text:outline-level="2">Heading 2</text:h>
      <text:p text:style-name="P1">This is normal text</text:p>
      <text:p text:style-name="P2">This is bold</text:p>
      <text:p text:style-name="P3">This is italic </text:p>
      <text:h text:style-name="Heading_20_4" text:outline-level="4">Heading 4</text:h>
      <text:p text:style-name="P1">This is normal text</text:p>
      <text:p text:style-name="P2">This is bold</text:p>
      <text:p text:style-name="P3">This is italic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 Holmlund</meta:initial-creator>
    <meta:creation-date>2008-04-29T14:18:54</meta:creation-date>
    <dc:creator>Daniel Holmlund</dc:creator>
    <dc:date>2008-07-03T18:07:29</dc:date>
    <meta:editing-cycles>9</meta:editing-cycles>
    <meta:editing-duration>PT5H53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50" meta:character-count="226"/>
  </office:meta>
</office:document-meta>
</file>